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76472" officeooo:paragraph-rsid="00176472"/>
    </style:style>
    <style:style style:name="P4" style:family="paragraph" style:parent-style-name="Standard">
      <style:paragraph-properties fo:text-align="start" style:justify-single-word="false"/>
      <style:text-properties officeooo:rsid="00176472" officeooo:paragraph-rsid="00176472"/>
    </style:style>
    <style:style style:name="P5" style:family="paragraph" style:parent-style-name="Standard">
      <style:paragraph-properties fo:text-align="start" style:justify-single-word="false"/>
      <style:text-properties officeooo:rsid="001976b9" officeooo:paragraph-rsid="0017647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a030d" officeooo:paragraph-rsid="001a030d"/>
    </style:style>
    <style:style style:name="P7" style:family="paragraph" style:parent-style-name="Standard">
      <style:paragraph-properties fo:text-align="start" style:justify-single-word="false"/>
      <style:text-properties officeooo:rsid="001a030d" officeooo:paragraph-rsid="001a030d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a4b55" officeooo:paragraph-rsid="001a4b55"/>
    </style:style>
    <style:style style:name="P9" style:family="paragraph" style:parent-style-name="Standard">
      <style:paragraph-properties fo:text-align="start" style:justify-single-word="false"/>
      <style:text-properties officeooo:rsid="001a4b55" officeooo:paragraph-rsid="001a4b5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ad1fe" officeooo:paragraph-rsid="001ad1fe"/>
    </style:style>
    <style:style style:name="P11" style:family="paragraph" style:parent-style-name="Standard">
      <style:paragraph-properties fo:text-align="start" style:justify-single-word="false"/>
      <style:text-properties officeooo:rsid="001ad1fe" officeooo:paragraph-rsid="001ad1fe"/>
    </style:style>
    <style:style style:name="T1" style:family="text">
      <style:text-properties style:text-position="super 58%" officeooo:rsid="001a3b6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ba3fc"/>
    </style:style>
    <style:style style:name="T4" style:family="text">
      <style:text-properties style:font-name="Liberation Serif" officeooo:rsid="001c80d0"/>
    </style:style>
    <style:style style:name="T5" style:family="text">
      <style:text-properties officeooo:rsid="00155593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1c80d0"/>
    </style:style>
    <style:style style:name="T8" style:family="text">
      <style:text-properties officeooo:rsid="001a3b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from-top" style:vertical-rel="page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ct1" text:anchor-type="page" text:anchor-page-number="1" svg:y="1.4874in" svg:width="2.3398in" svg:height="1.7091in" draw:z-index="4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1">Assignment <text:variable-set text:name="Assignment" office:value-type="float" office:value="11.05" style:data-style-name="N0">11.05</text:variable-set>: <text:span text:style-name="T5">Thin Film Interference</text:span></text:p>
      <text:p text:style-name="P1"/>
      <text:list xml:id="list5058697861018081951" text:style-name="L1">
        <text:list-item>
          <text:p text:style-name="P3">A soap bubble (n=1.33) is floating in the air, and has the shape of a spherical shell with a wall thickness of 150 nm. <text:s/>What is the wavelength of light that will be strongly reflected? <text:s/>What color is this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3120974101360" text:continue-numbering="true" text:style-name="L1">
        <text:list-item>
          <text:p text:style-name="P6">A thin film of oil is floating on a layer of water above smooth, wet pavement. <text:s/>When viewed from directly above, the film reflects red light most strongly with <text:span text:style-name="T6">λ</text:span><text:span text:style-name="T2">=650 nm. <text:s/>What is the minimum thickness of the film?</text:span></text:p>
        </text:list-item>
      </text:list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list xml:id="list83120950901856" text:continue-numbering="true" text:style-name="L1">
        <text:list-item>
          <text:p text:style-name="P8"><text:span text:style-name="T2">A material that has an index of refraction of 1.35 is used to coat a pair of eyeglasses. <text:s/>What should the minimum thickness of the film be to minimize the amount of reflection at 525 nm?</text:span></text:p>
        </text:list-item>
      </text:list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list xml:id="list83121555145365" text:continue-numbering="true" text:style-name="L1">
        <text:list-item>
          <text:p text:style-name="P10"><text:soft-page-break/><text:span text:style-name="T2">Besides its shape, one of the ways that a stealth fighter escapes detection by radar is that its paint is </text:span><text:span text:style-name="T3">made to be a very specific thickness, causing destructive interference of the radar waves. <text:s/>If the wavelength of the wave it 3 cm, and the index of refraction of the paint is 1.5, what is the minimum thickness the paint should be?</text:span></text:p>
        </text:list-item>
      </text:list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list xml:id="list83121412737510" text:continue-numbering="true" text:style-name="L1">
        <text:list-item>
          <text:p text:style-name="P10"><text:span text:style-name="T4">Cats often are seen to have shiny, green eyes (</text:span><text:span text:style-name="T7">λ</text:span><text:span text:style-name="T4">=530 nm) when photographed at night. This is due to a thin, transparent layer of cells on the top of the eye, before light enters the fluid-filled cavity (n=1.33) in the eye. <text:s/>If the thickness of this layer of cells is 200 nm, what is their index of refraction?</text:span></text:p>
        </text:list-item>
      </text:list>
      <text:p text:style-name="P4"/>
      <text:p text:style-name="P4"/>
      <text:p text:style-name="P4"/>
      <text:p text:style-name="P4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a3b6d"/>
    </style:style>
    <style:style style:name="MT2" style:family="text">
      <style:text-properties style:text-position="super 58%" officeooo:rsid="001a3b6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1-21T08:31:20.233124876" text:date-adjust="PT24H00M00S">01/22/16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1</text:page-number>/<text:page-count>2</text:page-count><text:tab/>Assignment <text:variable-get text:name="Assignment" style:data-style-name="N0">11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07:26:10.600142296</meta:creation-date>
    <meta:editing-duration>PT49M44S</meta:editing-duration>
    <meta:editing-cycles>12</meta:editing-cycles>
    <meta:generator>LibreOffice/4.3.7.2$Linux_X86_64 LibreOffice_project/430$Build-2</meta:generator>
    <dc:date>2016-01-21T08:31:20.153035510</dc:date>
    <meta:document-statistic meta:table-count="0" meta:image-count="2" meta:object-count="1" meta:page-count="2" meta:paragraph-count="8" meta:word-count="252" meta:character-count="1382" meta:non-whitespace-character-count="1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72in"/>
    </style:style>
    <style:style style:name="co2" style:family="table-column">
      <style:table-column-properties fo:break-before="auto" style:column-width="4.9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7327in" fo:break-before="auto" style:use-optimal-row-height="true"/>
    </style:style>
    <style:style style:name="ro2" style:family="table-row">
      <style:table-row-properties style:row-height="0.735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66cc" style:font-name="Liberation Serif" fo:font-size="44pt" style:font-size-asian="44pt" style:font-size-complex="4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font-name="Liberation Serif" fo:font-size="44pt" style:font-size-asian="44pt" style:font-size-complex="4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ff00" style:font-name="Liberation Serif" fo:font-size="44pt" style:font-size-asian="44pt" style:font-size-complex="44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00" style:font-name="Liberation Serif" fo:font-size="44pt" style:font-size-asian="44pt" style:font-size-complex="4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950e" style:font-name="Liberation Serif" fo:font-size="44pt" style:font-size-asian="44pt" style:font-size-complex="44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font-name="Liberation Serif" fo:font-size="44pt" style:font-size-asian="44pt" style:font-size-complex="44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style:font-size-asian="44pt" style:font-size-complex="4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9"/>
        <table:table-row table:style-name="ro1">
          <table:table-cell office:value-type="string" calcext:value-type="string" table:number-columns-spanned="2" table:number-rows-spanned="1">
            <text:p>Table of Visible Colors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Wavelength (nm)</text:p>
          </table:table-cell>
        </table:table-row>
        <table:table-row table:style-name="ro2">
          <table:table-cell table:style-name="ce3" office:value-type="string" calcext:value-type="string">
            <text:p>violet</text:p>
          </table:table-cell>
          <table:table-cell office:value-type="string" calcext:value-type="string">
            <text:p>380-450</text:p>
          </table:table-cell>
        </table:table-row>
        <table:table-row table:style-name="ro2">
          <table:table-cell table:style-name="ce4" office:value-type="string" calcext:value-type="string">
            <text:p>blue</text:p>
          </table:table-cell>
          <table:table-cell office:value-type="string" calcext:value-type="string">
            <text:p>450-495</text:p>
          </table:table-cell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495-570</text:p>
          </table:table-cell>
        </table:table-row>
        <table:table-row table:style-name="ro2">
          <table:table-cell table:style-name="ce6" office:value-type="string" calcext:value-type="string">
            <text:p>yellow</text:p>
          </table:table-cell>
          <table:table-cell office:value-type="string" calcext:value-type="string">
            <text:p>570-590</text:p>
          </table:table-cell>
        </table:table-row>
        <table:table-row table:style-name="ro2">
          <table:table-cell table:style-name="ce7" office:value-type="string" calcext:value-type="string">
            <text:p>orange</text:p>
          </table:table-cell>
          <table:table-cell office:value-type="string" calcext:value-type="string">
            <text:p>590-620</text:p>
          </table:table-cell>
        </table:table-row>
        <table:table-row table:style-name="ro2">
          <table:table-cell table:style-name="ce8" office:value-type="string" calcext:value-type="string">
            <text:p>red</text:p>
          </table:table-cell>
          <table:table-cell office:value-type="string" calcext:value-type="string">
            <text:p>620-7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07:32:52.788514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